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Poppins" svg:font-family="Poppi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tyle="normal" style:text-underline-style="none" style:font-style-asian="normal" style:font-style-complex="normal"/>
    </style:style>
    <style:style style:name="P3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30pt" fo:font-style="normal" style:text-underline-style="solid" style:text-underline-width="auto" style:text-underline-color="font-color" fo:font-weight="bold" style:font-size-asian="30pt" style:font-style-asian="normal" style:font-weight-asian="bold" style:font-size-complex="30pt" style:font-style-complex="normal" style:font-weight-complex="bold"/>
    </style:style>
    <style:style style:name="P7" style:family="paragraph" style:parent-style-name="Standard">
      <style:text-properties fo:font-variant="normal" fo:text-transform="none" fo:color="#444444" style:font-name="Times New Roman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P8" style:family="paragraph" style:parent-style-name="Standard">
      <style:text-properties fo:font-variant="normal" fo:text-transform="none" fo:color="#444444" style:font-name="Times New Roman" fo:font-size="12pt" fo:letter-spacing="normal" fo:font-style="normal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fo:font-variant="normal" fo:text-transform="none" fo:color="#444444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P10" style:family="paragraph" style:parent-style-name="Standard">
      <style:text-properties fo:font-variant="normal" fo:text-transform="none" fo:color="#444444" style:font-name="Times New Roman" fo:font-size="12pt" fo:letter-spacing="normal" fo:font-style="normal" style:text-underline-style="solid" style:text-underline-width="auto" style:text-underline-color="font-color" fo:font-weight="normal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444444" style:font-name="Times New Roman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P12" style:family="paragraph" style:parent-style-name="Standard">
      <style:text-properties fo:font-style="italic" style:font-style-asian="italic" style:font-style-complex="italic"/>
    </style:style>
    <style:style style:name="P13" style:family="paragraph" style:parent-style-name="Standard">
      <style:text-properties fo:font-variant="normal" fo:text-transform="none" fo:color="#000000" style:text-line-through-style="none" style:font-name="Poppins" fo:font-size="9.75pt" fo:letter-spacing="normal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P14" style:family="paragraph" style:parent-style-name="Standard">
      <style:text-properties fo:font-variant="normal" fo:text-transform="none" fo:color="#444444" style:font-name="Times New Roman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P15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6" style:family="paragraph" style:parent-style-name="Standard">
      <style:text-properties fo:font-style="normal" style:text-underline-style="none" style:font-style-asian="normal" style:font-style-complex="normal"/>
    </style:style>
    <style:style style:name="P17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variant="normal" fo:text-transform="none" fo:color="#000000" style:text-line-through-style="none" style:font-name="Poppins" fo:font-size="9.75pt" fo:letter-spacing="normal" fo:font-style="normal" style:text-underline-style="none" fo:font-weight="normal" style:text-blinking="false" fo:background-color="transparent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6" style:family="text">
      <style:text-properties fo:color="#000000" style:font-name="Times New Roman" fo:font-size="12pt" fo:font-style="italic" style:text-underline-style="none" fo:font-weight="normal" style:font-size-asian="12pt" style:font-style-asian="italic" style:font-size-complex="12pt" style:font-style-complex="italic"/>
    </style:style>
    <style:style style:name="T7" style:family="text">
      <style:text-properties style:font-name="Times New Roman" fo:font-size="12pt" fo:font-style="italic" style:text-underline-style="none" fo:font-weight="normal" style:font-size-asian="12pt" style:font-style-asian="italic" style:font-size-complex="12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">GUERRIERS DU CHAOS</text:p>
      <text:p text:style-name="P4"/>
      <text:p text:style-name="P3"/>
      <text:p text:style-name="P5">Deamon Legions </text:p>
      <text:p text:style-name="P3"/>
      <text:p text:style-name="P9"/>
      <text:p text:style-name="P4"/>
      <text:p text:style-name="P3">Deamon Legions - Heroine 4&gt;5€:</text:p>
      <text:p text:style-name="P4"/>
      <text:p text:style-name="Standard"><text:span text:style-name="T2">Figurine en résine vendue avec socle MDF. Taille de socle carré ou rond de 25x25mm.<text:line-break/>Adapté pour jeu de plateau comme Warhammer et plus particulièrement The IX Age Fantasy Battle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7"/>
      <text:p text:style-name="P3">Deamon Legions - Succubi Etat-Major <text:s/>6&gt;8€:</text:p>
      <text:p text:style-name="P1"/>
      <text:p text:style-name="Standard">3 Figurines en résine venduent avec socle MDF. Taille de socle de 25x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1"/>
      <text:p text:style-name="P3">Deamon Legions - Succubi x10 15&gt;18€:</text:p>
      <text:p text:style-name="P1"/>
      <text:p text:style-name="Standard">10 Figurines en résine venduent avec socle MDF. Taille de socle carré ou rond de 25x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7"/>
      <text:p text:style-name="P3">Deamon Legions - Furies x5 18&gt;22€:</text:p>
      <text:p text:style-name="P1"/>
      <text:p text:style-name="Standard">5 Figurines en résine venduent avec socle MDF. Taille de socle carré ou rond de 25x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</text:a><text:soft-page-break/><text:a xlink:type="simple" xlink:href="https://www.lostkingdomminiatures.com/en/55-warriors-of-the-dark-gods" text:style-name="Internet_20_link" text:visited-style-name="Visited_20_Internet_20_Link">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7"/>
      <text:p text:style-name="P3">Deamon Legions - Myrmidons Etat-Major <text:s/>7&gt;9€:</text:p>
      <text:p text:style-name="P1"/>
      <text:p text:style-name="Standard">3 Figurines en résine venduent avec socle MDF. Taille de socle de 25x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1"/>
      <text:p text:style-name="P3">Deamon Legions - Myrmidons Regiment x10 16&gt;20€:</text:p>
      <text:p text:style-name="P1"/>
      <text:p text:style-name="Standard">10 Figurines en résine venduent avec socle MDF. Taille de socle carré ou rond de 25x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7"/>
      <text:p text:style-name="P3">Deamon Legions – Hero Cfiend 6&gt;8€:</text:p>
      <text:p text:style-name="P4"/>
      <text:p text:style-name="Standard">Figurine en résine vendue avec socle MDF. Taille de socle carré ou rond de 40x4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Standard">Photo <text:span text:style-name="T2">non contractuel, Figurine à monter et sans socle autre que proposé.</text:span></text:p>
      <text:p text:style-name="P7">Figurines déssinées par Lost Kingdom Miniatures.</text:p>
      <text:p text:style-name="P7"/>
      <text:p text:style-name="P3">Deamon Legions - Cfiend x3 14&gt;17€:</text:p>
      <text:p text:style-name="P1"/>
      <text:p text:style-name="Standard">3 Figurines en résine venduent avec socle MDF. Taille de socle de 40x4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<text:soft-page-break/>Figurines déssinées par Lost Kingdom Miniatures.</text:p>
      <text:p text:style-name="P7"/>
      <text:p text:style-name="P3">Deamon Legions - Vanadra 28&gt;34€:</text:p>
      <text:p text:style-name="P4"/>
      <text:p text:style-name="Standard">Figurine en résine vendue avec socle MDF. Taille de socle carré ou rond de 50x50mm ou 50x100mm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Standard">Photo <text:span text:style-name="T2">non contractuel, Figurine à monter et sans socle autre que proposé.</text:span></text:p>
      <text:p text:style-name="P7">Figurines déssinées par Lost Kingdom Miniatures.</text:p>
      <text:p text:style-name="P7"/>
      <text:p text:style-name="P10">Deamon Legions - Courtesan 28&gt;34€</text:p>
      <text:p text:style-name="P7"/>
      <text:p text:style-name="Standard">Figurine en résine vendue avec socle MDF. Taille de socle carré ou rond de 50x50mm ou 50x100mm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Standard">Photo <text:span text:style-name="T2">non contractuel, Figurine à monter et sans socle autre que proposé.</text:span></text:p>
      <text:p text:style-name="P7">Figurines déssinées par Lost Kingdom Miniatures.</text:p>
      <text:p text:style-name="P7"/>
      <text:p text:style-name="P11">Transfiguration Forces</text:p>
      <text:p text:style-name="P3"/>
      <text:p text:style-name="P3"/>
      <text:p text:style-name="P3"/>
      <text:p text:style-name="P3">Transfiguration Forces - SupremeSorcerer 6&gt;8€:</text:p>
      <text:p text:style-name="P4"/>
      <text:p text:style-name="Standard"><text:span text:style-name="T2">Figurine en résine vendue avec socle MDF. Taille de socle carré ou rond de 25x25mm.<text:line-break/>Adapté pour jeu de plateau comme Warhammer et plus particulièrement The IX Age Fantasy Battle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text:span text:style-name="T1"><text:line-break/>Possibilté d'être vendu sans scénique résine <text:s/>pour 2€ de moins.</text:span></text:p>
      <text:p text:style-name="P1">Photo non contractuel, Figurine à monter et sans socle autre que proposé.</text:p>
      <text:p text:style-name="P7">Figurines déssinées par Lost Kingdom Miniatures.</text:p>
      <text:p text:style-name="P3"/>
      <text:p text:style-name="P3">Transfiguration Forces - Sorceresson 9&gt;11€:</text:p>
      <text:p text:style-name="Standard"/>
      <text:p text:style-name="Standard">Figurine en résine vendue avec socle MDF. Taille de socle carré ou rond de 25x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text:span text:style-name="T1"><text:line-break/></text:span><text:soft-page-break/><text:span text:style-name="T1">Possibilté d'être vendu sans scénique résine <text:s/>pour 4€ de moins.</text:span></text:p>
      <text:p text:style-name="P1">Photo non contractuel, Figurine à monter et sans socle autre que proposé.</text:p>
      <text:p text:style-name="P7">Figurines déssinées par Lost Kingdom Miniatures.</text:p>
      <text:p text:style-name="P7"/>
      <text:p text:style-name="P3">Transfiguration Forces - Infanterie Etat-Major <text:s/>9&gt;11€:</text:p>
      <text:p text:style-name="P1"/>
      <text:p text:style-name="Standard">3 Figurines en résine venduent avec socle MDF. Taille de socle carré ou rond de 25x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3"/>
      <text:p text:style-name="P3">Transfiguration Forces - Infanterie x10 22&gt;26€:</text:p>
      <text:p text:style-name="P1"/>
      <text:p text:style-name="Standard">10 Figurines en résine venduent avec socle MDF. Taille de socle de 25x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7"/>
      <text:p text:style-name="P3">Transfiguration Forces - Hero 4&gt;5€:</text:p>
      <text:p text:style-name="Standard"/>
      <text:p text:style-name="Standard">Figurine en résine vendue avec socle MDF et scénique résine. Taille de socle carré ou rond de 25x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text:span text:style-name="T1"><text:line-break/>Possibilté d'être vendu sans scénique résine <text:s/>pour 1€ de moins.</text:span></text:p>
      <text:p text:style-name="P1">Photo non contractuel, Figurine à monter et sans socle autre que proposé.</text:p>
      <text:p text:style-name="P7">Figurines déssinées par Lost Kingdom Miniatures.</text:p>
      <text:p text:style-name="P7"/>
      <text:p text:style-name="P3">Transfiguration Forces - Infanterie Etat-Major alt 8&gt;10€:</text:p>
      <text:p text:style-name="P1"/>
      <text:p text:style-name="Standard">3 Figurines en résine venduent avec socle MDF. Taille de socle carré ou rond de 25x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3"><text:soft-page-break/></text:p>
      <text:p text:style-name="P3">Transfiguration Forces - Infanterie x10 alt 20&gt;24€:</text:p>
      <text:p text:style-name="P1"/>
      <text:p text:style-name="Standard">10 Figurines en résine venduent avec socle MDF. Taille de socle carré ou rond de 25x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7"/>
      <text:p text:style-name="P3">Transfiguration Forces - Spawns x3 <text:s/>18&gt;22€:</text:p>
      <text:p text:style-name="P1"/>
      <text:p text:style-name="Standard">3 Figurines en résine venduent avec socle MDF. Taille de socle carré ou rond de 40x4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3"/>
      <text:p text:style-name="P3">Transfiguration Forces - BigSpawn 60€:</text:p>
      <text:p text:style-name="P1"/>
      <text:p text:style-name="Standard">Figurine en résine venduent avec socle MDF. Taille de socle carré ou rond de 100x15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3"/>
      <text:p text:style-name="P11">Nukuja Warriors</text:p>
      <text:p text:style-name="P11"/>
      <text:p text:style-name="P3">Nukuja Warriors - Sorceress 4&gt;5€:</text:p>
      <text:p text:style-name="P4"/>
      <text:p text:style-name="Standard"><text:span text:style-name="T2">Figurine en résine vendue avec socle MDF. Taille de socle carré ou rond de 25x25mm.<text:line-break/>Adapté pour jeu de plateau comme Warhammer et plus particulièrement The IX Age Fantasy Battle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12"/>
      <text:p text:style-name="P1">Photo non contractuel, Figurine à monter et sans socle autre que proposé.</text:p>
      <text:p text:style-name="P7">Figurines déssinées par Lost Kingdom Miniatures.</text:p>
      <text:p text:style-name="P3"/>
      <text:p text:style-name="P3"><text:soft-page-break/>Nukuja Warriors - Hero 16&gt;20€:</text:p>
      <text:p text:style-name="Standard"/>
      <text:p text:style-name="Standard">Figurine en résine vendue avec socle MDF. Taille de socle carré ou rond de 25x25mm.<text:line-break/>Adapté pour jeu de plateau comme Warhammer et plus particulièrement The IX Age <text:span text:style-name="T1">Fantasy </text:span><text:span text:style-name="T1">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text:span text:style-name="T1"><text:line-break/>Possibilté d'être vendu sans scénique résine <text:s/>pour 11€ de moins.</text:span></text:p>
      <text:p text:style-name="P1">Photo non contractuel, Figurine à monter et sans socle autre que proposé.</text:p>
      <text:p text:style-name="P7">Figurines déssinées par Lost Kingdom Miniatures.</text:p>
      <text:p text:style-name="P7"/>
      <text:p text:style-name="P3">Nukuja Warriors - Chosen Etat-Major <text:s/>10&gt;12€:</text:p>
      <text:p text:style-name="P1"/>
      <text:p text:style-name="Standard">3 Figurines en résine venduent avec socle MDF. Taille de socle carré ou rond de 25x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3"/>
      <text:p text:style-name="P3">Nukuja Warriors - Chosen x10 24&gt;29€:</text:p>
      <text:p text:style-name="P1"/>
      <text:p text:style-name="Standard">10 Figurines en résine venduent avec socle MDF. Taille de socle carré ou rond de 25x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8">Figurines déssinées par Lost Kingdom Miniatures.</text:p>
      <text:p text:style-name="P7"/>
      <text:p text:style-name="P3">Nukuja Warriors - Exalted 32&gt;38€:</text:p>
      <text:p text:style-name="P4"/>
      <text:p text:style-name="Standard"><text:span text:style-name="T2">Figurine en résine vendue avec socle MDF. Taille de socle carré ou rond de 50x50mm.<text:line-break/>Adapté pour jeu de plateau comme Warhammer et plus particulièrement The IX Age Fantasy Battle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12"/>
      <text:p text:style-name="P1">Photo non contractuel, Figurine à monter et sans socle autre que proposé.</text:p>
      <text:p text:style-name="P7">Figurines déssinées par Lost Kingdom Miniatures.</text:p>
      <text:p text:style-name="P7"/>
      <text:p text:style-name="P7"/>
      <text:p text:style-name="P3"/>
      <text:p text:style-name="P5">Legion of Skull</text:p>
      <text:p text:style-name="P3"/>
      <text:p text:style-name="P1"><text:soft-page-break/></text:p>
      <text:p text:style-name="P1"/>
      <text:p text:style-name="P3">Legion of Skull - Hero 2,5&gt;3,5€:</text:p>
      <text:p text:style-name="Standard"/>
      <text:p text:style-name="Standard">Figurine en résine vendue avec socle MDF. Taille de socle carré ou rond de 25x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1"/>
      <text:p text:style-name="P3">Legion of Skull - Infanterie Etat-Major <text:s/>7&gt;9€:</text:p>
      <text:p text:style-name="P1"/>
      <text:p text:style-name="Standard">3 Figurines en résine venduent avec socle MDF. Taille de socle carré ou rond de 25x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1"/>
      <text:p text:style-name="P3">Legion of Skull - Infanterie x10 20&gt;24€:</text:p>
      <text:p text:style-name="P1"/>
      <text:p text:style-name="Standard">10 Figurines en résine venduent avec socle MDF. Taille de socle de 25x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7"/>
      <text:p text:style-name="P3">Legion of Skull - Hero Cavalier 7&gt;9€:</text:p>
      <text:p text:style-name="P1"/>
      <text:p text:style-name="Standard">Figurine en résine vendue avec socle MDF. Taille de socle carré ou ovale de 25x5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1"/>
      <text:p text:style-name="P1"/>
      <text:p text:style-name="P3">Legion of Skull - Cavalier Etat-Major <text:s/>25&gt;30€:</text:p>
      <text:p text:style-name="P1"><text:soft-page-break/></text:p>
      <text:p text:style-name="Standard">3 Figurines en résine venduent avec socle MDF. Taille de socle carré ou rond de 25x5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1"/>
      <text:p text:style-name="P1"/>
      <text:p text:style-name="P3">Legion of Skull - Cavalier x5 40&gt;48€:</text:p>
      <text:p text:style-name="P1"/>
      <text:p text:style-name="Standard">5 Figurines en résine venduent avec socle MDF. Taille de socle carré ou rond de 25x5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7"/>
      <text:p text:style-name="P1"/>
      <text:p text:style-name="P3">Legion of Skull - Chariot 30&gt;36€:</text:p>
      <text:p text:style-name="Standard"/>
      <text:p text:style-name="Standard">Figurine en résine vendue avec socle MDF. Taille de socle carré ou rond de 50x10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7"/>
      <text:p text:style-name="P3">Legion of Skull - Altar 40€:</text:p>
      <text:p text:style-name="Standard"/>
      <text:p text:style-name="Standard">Figurine en résine vendue avec socle MDF. Taille de socle carré ou rond de 50x10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7"/>
      <text:p text:style-name="P7"/>
      <text:p text:style-name="P3">Legion of Skull - Elhag <text:s/>8&gt; 10€</text:p>
      <text:p text:style-name="P4"/>
      <text:p text:style-name="Standard"><text:soft-page-break/>Figurine en résine vendue avec socle MDF. Taille de socle carré ou rond de 40x4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7"/>
      <text:p text:style-name="P3">Legion of Skull - Brekolr <text:s/>28&gt; 34€</text:p>
      <text:p text:style-name="P4"/>
      <text:p text:style-name="Standard">Figurine en résine vendue avec socle MDF. Taille de socle carré ou rond de 50x50mm ou 6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text:span text:style-name="T1"><text:line-break/>Possibilté d'être vendu sans scénique résine <text:s/>pour 9€ de moins.</text:span></text:p>
      <text:p text:style-name="P1">Photo non contractuel, Figurine à monter et sans socle autre que proposé.</text:p>
      <text:p text:style-name="P7">Figurines déssinées par Lost Kingdom Miniatures.</text:p>
      <text:p text:style-name="P7"/>
      <text:p text:style-name="P3">Legion of Skull - Lord <text:s/>50€</text:p>
      <text:p text:style-name="P4"/>
      <text:p text:style-name="Standard">Figurine en résine vendue avec socle MDF et scénique résine. Taille de socle carré ou rond de 50x10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text:span text:style-name="T1"><text:line-break/>Possibilté d'être vendu sans scénique résine <text:s/>pour 5€ de moins.<text:line-break/>Le prix comprends aussi des ailes pour la monture qui sont optionnelles. Possibilté d'être vendu sans sans les ailes <text:s/>pour 5€ de moins.</text:span></text:p>
      <text:p text:style-name="P1">Photo non contractuel, Figurine à monter et sans socle autre que proposé.</text:p>
      <text:p text:style-name="P7">Figurines déssinées par Lost Kingdom Miniatures.</text:p>
      <text:p text:style-name="P4"/>
      <text:p text:style-name="P7"/>
      <text:p text:style-name="P2"><text:line-break/><text:line-break/><text:span text:style-name="T5">Rotten Host</text:span></text:p>
      <text:p text:style-name="P7"/>
      <text:p text:style-name="P1"/>
      <text:p text:style-name="P3"/>
      <text:p text:style-name="P3">Rotten Host - Hero 5&gt;6€:</text:p>
      <text:p text:style-name="Standard"/>
      <text:p text:style-name="Standard">Figurine en résine vendue avec socle MDF. Taille de socle carré ou rond de 25x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><text:soft-page-break/></text:p>
      <text:p text:style-name="P1">Photo non contractuel, Figurine à monter et sans socle autre que proposé.</text:p>
      <text:p text:style-name="P7">Figurines déssinées par Lost Kingdom Miniatures.</text:p>
      <text:p text:style-name="P1"/>
      <text:p text:style-name="P1"/>
      <text:p text:style-name="P3">Rotten Host - Etat-Major <text:s/>9&gt;11€:</text:p>
      <text:p text:style-name="P1"/>
      <text:p text:style-name="Standard">3 Figurines en résine venduent avec socle MDF. Taille de socle de 25x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1"/>
      <text:p text:style-name="P3">Rotten Host - Regiment x10 20&gt;24€:</text:p>
      <text:p text:style-name="P1"/>
      <text:p text:style-name="Standard">10 Figurines en résine venduent avec socle MDF. Taille de socle carré ou rond de 25x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1"/>
      <text:p text:style-name="P3">Rotten Host - Cavalier Etat-Major 20&gt;24€:</text:p>
      <text:p text:style-name="P1"/>
      <text:p text:style-name="Standard">3 Figurines en résine vendue avec socle MDF. Taille de socle carré ou rond de 25x5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7"/>
      <text:p text:style-name="P3">Rotten Host - Cavalier x5 32&gt;38€:</text:p>
      <text:p text:style-name="P1"/>
      <text:p text:style-name="Standard">5 Figurines en résine vendue avec socle MDF. Taille de socle carré ou rond de 25x5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7"><text:soft-page-break/></text:p>
      <text:p text:style-name="P3">Rotten Host - Wolfs 32&gt;38€:</text:p>
      <text:p text:style-name="P1"/>
      <text:p text:style-name="Standard">3 Figurines en résine vendue avec socle MDF. Taille de socle carré de 25x50mm ou rond de 35x6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1"/>
      <text:p text:style-name="P3">Rotten Host - 3reyes 45€:</text:p>
      <text:p text:style-name="P1"/>
      <text:p text:style-name="Standard">3 Figurines en résine vendue avec 1 socle MDF rond de 13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13">Figurines déssinées par Lost Kingdom Miniatures.</text:p>
      <text:p text:style-name="P1"/>
      <text:p text:style-name="P3">Rotten Host - Volnir 17&gt;20€:</text:p>
      <text:p text:style-name="P1"/>
      <text:p text:style-name="Standard">Figurine en résine vendue Sans socle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7"/>
      <text:p text:style-name="P3">Rotten Host - Klous 42€:</text:p>
      <text:p text:style-name="P1"/>
      <text:p text:style-name="Standard">Figurine en résine vendue avec socle résine ovale de 110 x 7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text:span text:style-name="T1"><text:line-break/>Possibilté d'être vendu sans socle résine <text:s/>pour 7€ de moins.</text:span></text:p>
      <text:p text:style-name="P1">Photo non contractuel, Figurine à monter et sans socle autre que proposé.</text:p>
      <text:p text:style-name="P7">Figurines déssinées par Lost Kingdom Miniatures.</text:p>
      <text:p text:style-name="P7"/>
      <text:p text:style-name="P3">Rotten Host - Prince Demon 20&gt;24€:</text:p>
      <text:p text:style-name="P3"/>
      <text:p text:style-name="Standard"><text:soft-page-break/>Figurine en résine vendue avec socle MDF. Taille de socle de 50x5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</text:a><text:a xlink:type="simple" xlink:href="https://www.lostkingdomminiatures.com/en/55-warriors-of-the-dark-gods" text:style-name="Internet_20_link" text:visited-style-name="Visited_20_Internet_20_Link">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7"/>
      <text:p text:style-name="P7"/>
      <text:p text:style-name="P11">Sons of Depravation</text:p>
      <text:p text:style-name="P1"><text:line-break/><text:span text:style-name="T4">Sons of Depravation - Heroine 2 &gt;3€:</text:span></text:p>
      <text:p text:style-name="P1"/>
      <text:p text:style-name="Standard">Figurine en résine vendue avec socle MDF. Taille de socle carré ou rond de 25x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7"/>
      <text:p text:style-name="P3">Sons of Depravation - Sorceress 3 &gt;4€:</text:p>
      <text:p text:style-name="P1"/>
      <text:p text:style-name="Standard">Figurine en résine vendue avec socle MDF. Taille de socle carré ou rond de 25x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7"/>
      <text:p text:style-name="P3">Sons of Depravation - Infanterie Etat-Major <text:s/>9&gt;11€:</text:p>
      <text:p text:style-name="P1"/>
      <text:p text:style-name="Standard">3 Figurines en résine venduent avec socle MDF. Taille de socle de 25x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1"/>
      <text:p text:style-name="P3">Sons of Depravation - Regiment x10 18&gt;22€:</text:p>
      <text:p text:style-name="P1"/>
      <text:p text:style-name="Standard">10 Figurines en résine venduent avec socle MDF. Taille de socle carré ou rond de 25x25mm.<text:line-break/><text:soft-pag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7"/>
      <text:p text:style-name="P3">Sons of Depravation - Eidrian 12 &gt;15€:</text:p>
      <text:p text:style-name="P1"/>
      <text:p text:style-name="Standard">Figurine en résine vendue avec socle MDF et scénique résine. Taille de socle carré ou rond de 25x5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text:span text:style-name="T1"><text:line-break/>Possibilté d'être vendu sans scénique résine <text:s/>pour 5€ de moins.</text:span></text:p>
      <text:p text:style-name="P1">Photo non contractuel, Figurine à monter et sans socle autre que proposé.</text:p>
      <text:p text:style-name="P7">Figurines déssinées par Lost Kingdom Miniatures.</text:p>
      <text:p text:style-name="P7"/>
      <text:p text:style-name="P3">Sons of Depravation - Knights Etat-Major 24&gt;29€:</text:p>
      <text:p text:style-name="P1"/>
      <text:p text:style-name="Standard">3 Figurines en résine vendue avec socle MDF. Taille de socle carré ou rond de 25x50mm ou 40x7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7"/>
      <text:p text:style-name="P3">Sons of Depravation - Knights x5 40€:</text:p>
      <text:p text:style-name="P1"/>
      <text:p text:style-name="Standard">5 Figurines en résine vendue avec socle MDF. Taille de socle carré ou rond de 25x50mm ou 40x7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7"/>
      <text:p text:style-name="P3">Sons of Depravation - Worm Hero 16&gt;20€:</text:p>
      <text:p text:style-name="P1"/>
      <text:p text:style-name="Standard">Figurine en résine vendue avec socle MDF et scénique résine. Taille de socle carré ou rond de 25x50mm ou 40x75mm.<text:line-break/><text:soft-pag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1">Photo non contractuel, Figurine à monter et sans socle autre que proposé.</text:p>
      <text:p text:style-name="P7">Figurines déssinées par Lost Kingdom Miniatures.</text:p>
      <text:p text:style-name="P7"/>
      <text:p text:style-name="P3">Sons of Depravation - Worms x3 26&lt;30€:</text:p>
      <text:p text:style-name="P1"/>
      <text:p text:style-name="Standard">3 Figurines en résine vendue avec socle MDF. Taille de socle carré ou rond de 25x50mm ou 40x7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7"/>
      <text:p text:style-name="P3">Sons of Depravation - Princx 15 &gt;18€:</text:p>
      <text:p text:style-name="P1"/>
      <text:p text:style-name="Standard">Figurine en résine vendue avec socle MDF et scénique résine. Taille de socle carré ou rond de 50x100mm ou 50x50mm ou 60x6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text:span text:style-name="T1"><text:line-break/>Possibilté d'être vendu sans scénique résine <text:s/>pour 7€ de moins.</text:span></text:p>
      <text:p text:style-name="P1">Photo non contractuel, Figurine à monter et sans socle autre que proposé.</text:p>
      <text:p text:style-name="P7">Figurines déssinées par Lost Kingdom Miniatures.</text:p>
      <text:p text:style-name="P7"/>
      <text:p text:style-name="P7"/>
      <text:p text:style-name="P11">Warrior of the Dark god</text:p>
      <text:p text:style-name="P7"/>
      <text:p text:style-name="P3"/>
      <text:p text:style-name="P3">Warrior of the Dark god - Infanterie Hero 3&gt;4€:</text:p>
      <text:p text:style-name="Standard"/>
      <text:p text:style-name="Standard">Figurine en résine vendue avec socle MDF. Taille de socle carré ou rond de 25x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1"/>
      <text:p text:style-name="P1"/>
      <text:p text:style-name="P3">Warriors of the Dark God - Infanterie Etat-Major <text:s/>5&gt;6€:</text:p>
      <text:p text:style-name="P1"><text:soft-page-break/></text:p>
      <text:p text:style-name="Standard">3 Figurines en résine venduent avec socle MDF. Taille de socle de 25x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1"/>
      <text:p text:style-name="P3">Warriors of the Dark God - Infanterie Regiment x10 14&gt;17€:</text:p>
      <text:p text:style-name="P1"/>
      <text:p text:style-name="Standard">10 Figurines en résine venduent avec socle MDF. Taille de socle carré ou rond de 25x2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7"/>
      <text:p text:style-name="P3">Warriors of the Dark God - Werebears - Etat-Major 19&gt;23€:</text:p>
      <text:p text:style-name="P1"/>
      <text:p text:style-name="Standard">3 Figurines en résine venduent avec socle MDF. Taille de socle de 40x4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1"/>
      <text:p text:style-name="P3">Warriors of the Dark God - Werebears x3 16&gt;20€:</text:p>
      <text:p text:style-name="P1"/>
      <text:p text:style-name="Standard">3 Figurines en résine venduent avec socle MDF. Taille de socle de 40x4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7"/>
      <text:p text:style-name="P3">Warriors of the Dark God - Forsworn - Etat-Major 19&gt;23€:</text:p>
      <text:p text:style-name="P1"/>
      <text:p text:style-name="Standard">3 Figurines en résine venduent avec socle MDF. Taille de socle de 40x40mm.<text:line-break/>Adapté pour jeu de plateau comme Warhammer et plus particulièrement The IX Age <text:span text:style-name="T1">Fantasy Battles.<text:line-break/></text:span><text:soft-page-break/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1"/>
      <text:p text:style-name="P3">Warriors of the Dark God - Forsworn x3 17&gt;21€:</text:p>
      <text:p text:style-name="P1"/>
      <text:p text:style-name="Standard">3 Figurines en résine venduent avec socle MDF. Taille de socle de 40x4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3"/>
      <text:p text:style-name="P3">Warrior of the Dark god - Hero Feldrak 13 &gt;16€:</text:p>
      <text:p text:style-name="P1"/>
      <text:p text:style-name="Standard">Figurine en résine vendue avec socle MDF. Taille de socle de 50x7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1"/>
      <text:p text:style-name="P1"/>
      <text:p text:style-name="P3">Warriors of the Dark God - Feldrak Etat-Major 25 &gt;30€:</text:p>
      <text:p text:style-name="P1"/>
      <text:p text:style-name="Standard">3 Figurines en résine vendue avec socle MDF. Taille de socle de 50x7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1"/>
      <text:p text:style-name="P3">Warriors of the Dark God - Feldrak x3 32 &gt;39€:</text:p>
      <text:p text:style-name="P1"/>
      <text:p text:style-name="Standard">Figurines en résine vendue avec socle MDF. Taille de socle de 50x75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><text:soft-page-break/></text:p>
      <text:p text:style-name="P1">Photo non contractuel, Figurine à monter et sans socle autre que proposé.</text:p>
      <text:p text:style-name="P7">Figurines déssinées par Lost Kingdom Miniatures.</text:p>
      <text:p text:style-name="P1"/>
      <text:p text:style-name="P1"/>
      <text:p text:style-name="P3">Warriors of the Dark God - Ancient Feldrak <text:s/>45 &gt;54€:</text:p>
      <text:p text:style-name="P1"/>
      <text:p text:style-name="Standard">Figurine en résine vendue avec socle MDF. Taille de socle de 75x10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7"/>
      <text:p text:style-name="P3">Dragon du Chaos <text:s/>150€:</text:p>
      <text:p text:style-name="P1"/>
      <text:p text:style-name="Standard">Figurine en résine vendue avec socle MDF et scène en résine. Taille de socle de 150x10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6">The Old World</text:span></text:a><text:span text:style-name="T7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55-warriors-of-the-dark-gods" text:style-name="Internet_20_link" text:visited-style-name="Visited_20_Internet_20_Link">Warriors of the Dark Gods</text:a><text:span text:style-name="T3"> )</text:span></text:p>
      <text:p text:style-name="P4">Contactez moi.</text:p>
      <text:p text:style-name="P4"/>
      <text:p text:style-name="P1">Photo non contractuel, Figurine à monter et sans socle autre que proposé.</text:p>
      <text:p text:style-name="P7">Figurines déssinées par Lost Kingdom Miniatures.</text:p>
      <text:p text:style-name="P1"/>
      <text:p text:style-name="P1"/>
      <text:p text:style-name="P1"/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Poppins" svg:font-family="Poppi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7H43M59S</meta:editing-duration>
    <meta:editing-cycles>25</meta:editing-cycles>
    <meta:generator>OpenOffice/4.1.6$Win32 OpenOffice.org_project/416m1$Build-9790</meta:generator>
    <dc:date>2025-02-26T21:39:22.13</dc:date>
    <dc:creator>Ycham Bounouar</dc:creator>
    <meta:document-statistic meta:table-count="0" meta:image-count="0" meta:object-count="0" meta:page-count="17" meta:paragraph-count="344" meta:word-count="5426" meta:character-count="32343"/>
    <meta:user-defined meta:name="Info 1"/>
    <meta:user-defined meta:name="Info 2"/>
    <meta:user-defined meta:name="Info 3"/>
    <meta:user-defined meta:name="Info 4"/>
  </office:meta>
</office:document-meta>
</file>